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0000001B502E95E61.png" manifest:media-type="image/png"/>
  <manifest:file-entry manifest:full-path="Pictures/1000000100000230000001AD617250BE.png" manifest:media-type="image/png"/>
  <manifest:file-entry manifest:full-path="Pictures/1000000100000230000001ADEDDFAFB1.png" manifest:media-type="image/png"/>
  <manifest:file-entry manifest:full-path="Pictures/1000000100000230000001ADA9A5944E.png" manifest:media-type="image/png"/>
  <manifest:file-entry manifest:full-path="Pictures/1000000100000230000001AD4CDCEAE8.png" manifest:media-type="image/png"/>
  <manifest:file-entry manifest:full-path="Pictures/10000001000002340000019D293F078A.png" manifest:media-type="image/png"/>
  <manifest:file-entry manifest:full-path="Pictures/1000000100000244000001A08D07C0E0.png" manifest:media-type="image/png"/>
  <manifest:file-entry manifest:full-path="Pictures/1000000100000244000001A09D6B2F89.png" manifest:media-type="image/png"/>
  <manifest:file-entry manifest:full-path="Pictures/1000000100000244000001A05DE947AC.png" manifest:media-type="image/png"/>
  <manifest:file-entry manifest:full-path="Pictures/1000000100000230000001ADC420E3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58in" style:rel-column-width="4818*"/>
    </style:style>
    <style:style style:name="Table1.B" style:family="table-column">
      <style:table-column-properties style:column-width="3.3472in" style:rel-column-width="4820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2.8694i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1" text:anchor-type="char" svg:width="3.3457in" svg:height="2.5626in" draw:z-index="0"><draw:image xlink:href="Pictures/1000000100000230000001ADC420E3BE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2" text:anchor-type="char" svg:width="3.3472in" svg:height="2.4008in" draw:z-index="1"><draw:image xlink:href="Pictures/1000000100000244000001A05DE947AC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3" text:anchor-type="char" svg:width="3.3457in" svg:height="2.3992in" draw:z-index="2"><draw:image xlink:href="Pictures/1000000100000244000001A09D6B2F89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4" text:anchor-type="char" svg:width="3.3472in" svg:height="2.4008in" draw:z-index="3"><draw:image xlink:href="Pictures/1000000100000244000001A08D07C0E0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5" text:anchor-type="char" svg:width="3.3457in" svg:height="2.45in" draw:z-index="4"><draw:image xlink:href="Pictures/10000001000002340000019D293F078A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6" text:anchor-type="char" svg:width="3.3472in" svg:height="2.5638in" draw:z-index="5"><draw:image xlink:href="Pictures/1000000100000230000001AD4CDCEAE8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1" draw:name="Image7" text:anchor-type="char" svg:width="3.3457in" svg:height="2.5626in" draw:z-index="6"><draw:image xlink:href="Pictures/1000000100000230000001ADA9A5944E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8" text:anchor-type="char" svg:width="3.3472in" svg:height="2.5638in" draw:z-index="7"><draw:image xlink:href="Pictures/1000000100000230000001ADEDDFAFB1.png" xlink:type="simple" xlink:show="embed" xlink:actuate="onLoad" draw:mime-type="image/png"/></draw:frame></text:p>
          </table:table-cell>
        </table:table-row>
        <table:table-row table:style-name="Table1.5">
          <table:table-cell table:style-name="Table1.A1" office:value-type="string">
            <text:p text:style-name="Table_20_Contents"><draw:frame draw:style-name="fr1" draw:name="Image9" text:anchor-type="char" svg:width="3.3457in" svg:height="2.5626in" draw:z-index="8"><draw:image xlink:href="Pictures/1000000100000230000001AD617250BE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10" text:anchor-type="char" svg:width="3.3472in" svg:height="2.6118in" draw:z-index="9"><draw:image xlink:href="Pictures/1000000100000230000001B502E95E61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1:28:05.476712030</meta:creation-date>
    <dc:date>2026-03-06T15:04:11.559735106</dc:date>
    <meta:editing-duration>PT12M50S</meta:editing-duration>
    <meta:editing-cycles>2</meta:editing-cycles>
    <meta:generator>LibreOffice/24.2.7.2$Linux_X86_64 LibreOffice_project/420$Build-2</meta:generator>
    <meta:document-statistic meta:table-count="1" meta:image-count="10" meta:object-count="0" meta:page-count="2" meta:paragraph-count="0" meta:word-count="0" meta:character-count="0" meta:non-whitespace-character-count="0"/>
  </office:meta>
</office:document-meta>
</file>